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Closure.WhileClosure( Predicate predicate , Closure closure , boolean doLo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hileClosure.execute( Object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hileClosure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losure.get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losure.isDoL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Closure.getInstance( Predicate predicate , Closure closure , boolean doLo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